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fo:font-size="12pt" style:font-size-asian="10.5pt" style:font-size-complex="12pt"/>
    </style:style>
    <style:style style:name="P6" style:family="paragraph" style:parent-style-name="Text_20_body">
      <style:text-properties fo:color="#4c4c4c" fo:font-size="10.5pt" style:font-size-asian="10.5pt" style:font-size-complex="10.5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oraussetzungen</text:h>
      <text:list xml:id="list31556077" text:style-name="L1">
        <text:list-item>
          <text:p text:style-name="P2">HTML5- und javascriptfähiger Browser (Firefox empfohlen)</text:p>
        </text:list-item>
        <text:list-item>
          <text:p text:style-name="P2">einen PHP-fähigen Webserver</text:p>
        </text:list-item>
        <text:list-item>
          <text:p text:style-name="P2">eine mySQL-Datenbank</text:p>
        </text:list-item>
      </text:list>
      <text:h text:style-name="Heading_20_1" text:outline-level="1">Installation</text:h>
      <text:list xml:id="list31565328" text:style-name="L2">
        <text:list-item>
          <text:p text:style-name="P3">Öffnen Sie Ihre mySQL-Datenbank.</text:p>
        </text:list-item>
        <text:list-item>
          <text:p text:style-name="P3">Extrahieren Sie die beiliegende eventmanagement.sql.gz</text:p>
        </text:list-item>
        <text:list-item>
          <text:p text:style-name="P3">Importieren Sie nun die entstandene eventmanagement.sql Datei in eine von Ihnen geöffnete Datenbank.</text:p>
        </text:list-item>
      </text:list>
      <text:list xml:id="list31563586" text:style-name="L3">
        <text:list-item>
          <text:p text:style-name="P4">Sie können die Datei auch einfach öffnen und die enthaltenen SQL-Befehle kopieren und ausführen.</text:p>
        </text:list-item>
      </text:list>
      <text:list xml:id="list33301521" text:continue-list="list31565328" text:style-name="L2">
        <text:list-item>
          <text:p text:style-name="P3">Es sollte jetzt eine Datenbank mit 3 Tabellen (access, event, participation) existieren.</text:p>
        </text:list-item>
        <text:list-item>
          <text:p text:style-name="P3">Nun können Sie mit der Installation der eigentlichen Anwendung beginnen. Kopieren Sie dazu zunächst den beiliegenden Ordner "eventmanagement" ins Rootverzeichnis Ihres Webservers.</text:p>
        </text:list-item>
        <text:list-item>
          <text:p text:style-name="P3">Navigieren Sie in das entstandene Verzeichnis "eventmanagement" auf dem Server und öffnen Sie die dort befindliche config.ini Datei.</text:p>
        </text:list-item>
        <text:list-item>
          <text:p text:style-name="P3">Tragen Sie hier die Verbindungsdaten für Ihre Datenbank an (Host, [Port ,] Name der Datenbank, Benutzername und Passwort). Die Datei ist per .htaccess geschützt.</text:p>
        </text:list-item>
        <text:list-item>
          <text:p text:style-name="P3">Glückwunsch! Die Anwendung sollte jetzt ordnungsgemäß funktionieren. Die index.php sollte über "{Domain Ihres Servers}/eventmanagement/" aufrufbar sein.</text:p>
        </text:list-item>
      </text:list>
      <text:p text:style-name="P1">Anleitung</text:p>
      <text:p text:style-name="Heading">Der erste Start / Registrierung</text:p>
      <text:p text:style-name="Text_20_body">Beim ersten Start der Anwendung haben Sie auf den Großteil der Funktionen noch keinen Zugriff. Ganz oben auf der Seite befindet sich die rote Kopfzeile, direkt darunter wird jeweils der Inhalt der Seite angezeigt. Auf der linken Seite der Kopfzeile finden Sie die Navigation. Im Moment steht Ihnen nur die Seite "Liste" zur Auswahl. Das ist auch die Seite auf der Sie sich gerade befinden. Rechts in der Kopfzeile finden Sie einen Button zum Registrieren, sowie das Formular zum Einloggen. Da Sie noch keinen Account haben, sollten Sie sich jetzt registrieren. Klicken Sie dazu auf den entsprechenden Button.</text:p>
      <text:p text:style-name="Text_20_body">Unter der Kopfzeile erscheint ein Formular mit einigen Optionen. Tragen Sie hier im obersten Feld eine gültige Email-Adresse ein. Darunter können Sie wählen, ob Sie sich als Teilnehmer oder Veranstalter anmelden möchten. Unten wählen Sie noch ein Passwort und schicken die Registrierung dann mit einem Klick auf "Registrieren" ab.</text:p>
      <text:p text:style-name="P6"><text:span text:style-name="T1">Hinweis: </text:span>Ein Teilnehmer kann weiterhin nur die Liste der anstehenden Veranstaltungen sehen und sich für diese ein- und austragen. Ein Veranstalter hat darüber hinaus die Möglichkeit, über die Veranstaltungsverwaltung neue Events anzulegen, eigene anstehende Events zu bearbeiten und zu löschen.</text:p>
      <text:p text:style-name="P5">Es erscheint nun ein Text, der Ihnen mitteilt, dass Sie eine Email bekommen haben. Rufen Sie also Ihr Emailpostfach an, mit dem Sie sich angemeldet haben. Sie sollten eine Email erhalten haben, in der ein Aktivierungslink steht. Klicken Sie diesen Aktivierungslink an (oder, falls das nicht möglich ist, kopieren Sie ihn in die Adresszeile Ihres Browsers). Sie gelangen zurück auf die Anwendungsseite und ein Text bestätigt Ihnen, dass die Registrierung nun abgeschlossen ist. Wenn Sie zur Liste zurückkehren, sehen Sie oben rechts, dass Sie nun angemeldet sind. Oben Links erscheint ein neuer Button zum Ausloggen. Wenn Sie sich als Veranstalter registriert haben, erscheint in der Navigation zusätzlich ein neuer Link zur Seite "Verwaltung". In Zukunft können Sie sich mit den Daten, die Sie bei der Registrierung angegeben haben, einloggen.</text:p>
      <text:p text:style-name="Heading">Die Veranstaltungsliste</text:p>
      <text:p text:style-name="Text_20_body">Auf der Seite "Liste", auf der Sie sich beim Aufruf der Seite standardmäßig befinden, sehen Sie nun eine namensgebende Auflistung von anstehenden Veranstaltungen, oder, falls keine zukünftigen Events eingetragen sind, einen Schriftzug, der Ihnen mitteilt, dass zur Zeit nichts ansteht. Haben Sie sich zum ersten Mal angemeldet, ist wohl letzteres der Fall.</text:p>
      <text:p text:style-name="Text_20_body">In der Liste der Veranstaltungen können Sie über jede Veranstaltungen wichtige Informationen erhalten, wie den Namen, die Beschreibung, wieviele Personen bereits teilnehmen, wieviele Personen maximal teilnehmen können und natürlich wann das Event stattfindet. Rechts können Sie auf den Button zum Teilnehmen an einer Veranstaltung klicken, zumindest solange die maxmiale Teilnehmerzahl noch nicht erreicht ist. Sind Sie bereits zur Teilnahme an der Veranstaltung angemeldet, haben Sie die Möglichkeit, Ihre Teilnahme abzusagen.</text:p>
      <text:p text:style-name="P1">Die Veranstaltungsverwaltung</text:p>
      <text:p text:style-name="Text_20_body">Um zur Veranstaltungsverwaltung zu gelangen, klicken Sie in der Navigation auf "Verwaltung". Hier haben Sie die Möglichkeit Events zu erstellen, zu bearbeiten und zu löschen. Direkt unter der Kopfzeile befindet sich ein Formular. Hier können Sie eine Veranstaltung erstellen. Geben Sie Ihr über die Formularfelder dazu einen Namen, eine Beschreibung, Datum und Uhrzeit und eine maximale Teilnehmerzahl. Beachten Sie, dass Datum und Uhrzeit in der Zukunft liegen müssen und die Teilnehmerzahl numerisch und mindestens 1 sein muss. Mit einem Klick auf "Erstellen" wird das Event dann angelegt.</text:p>
      <text:p text:style-name="Text_20_body">Unter dem Formular befindet sich eine weitere Auflistung von Veranstaltungen. Hier sehen Sie allerdings nur die von Ihnen selbst erstellten Events, die in der Zukunft liegen. Diese Auflistung zeigt pro Veranstaltung zusätzlich die aktuellen Teilnehmer an. Statt den Teilnehmen- und Teilnahme absagen-Buttons, gibt es hier für jedes Event einen Knopf zum Bearbeiten und einen zum Löschen.</text:p>
      <text:p text:style-name="Text_20_body">Klicken Sie auf Bearbeiten wird das obige Formular mit den Daten des zu bearbeitenden Events gefüllt. Außerdem scrollt die Anwendung automatisch zum Formular hoch, falls es nicht mehr vollständig sichtbar ist. Sie werden feststellen, dass sich auch die Überschrift des Formulars und die Aufschrift des Buttons zum Senden des Formulares verändert haben. In den Formularfeldern können Sie nun Ihre Änderungen vornehmen. Mit einem Klick auf "Ändern", werden die Änderungen gespeichert.</text:p>
      <text:p text:style-name="Text_20_body">Klicken Sie auf Löschen, müssen Sie zunächst bestätigen, dass Sie das Event wirklich unwiederruflich löschen wollen. Bestätigen Sie den Löschvorgang, wird das Event aus der Liste entfernt und kann nicht wieder hergestellt werden. Die Anmeldungen werden automatisch mitgelö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6M24S</meta:editing-duration>
    <meta:editing-cycles>25</meta:editing-cycles>
    <meta:generator>LibreOffice/3.5$Windows_x86 LibreOffice_project/dc9775d-05ecbee-0851ad3-1586698-727bf66</meta:generator>
    <dc:date>2015-03-27T13:13:14.80</dc:date>
    <meta:document-statistic meta:table-count="0" meta:image-count="0" meta:object-count="0" meta:page-count="3" meta:paragraph-count="28" meta:word-count="852" meta:character-count="5032" meta:non-whitespace-character-count="5118"/>
    <meta:user-defined meta:name="Info 1"/>
    <meta:user-defined meta:name="Info 2"/>
    <meta:user-defined meta:name="Info 3"/>
    <meta:user-defined meta:name="Info 4"/>
  </office:meta>
</office:document-meta>
</file>